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fo:line-height="115%"/>
    </style:style>
    <style:style style:name="P2" style:family="paragraph" style:parent-style-name="Standard" style:master-page-name="Standard">
      <style:paragraph-properties fo:margin-top="0in" fo:margin-bottom="0in" loext:contextual-spacing="false" fo:line-height="115%" style:page-number="1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15%" fo:text-indent="0.5in" style:auto-text-indent="false"/>
    </style:style>
    <style:style style:name="P4" style:family="paragraph" style:parent-style-name="Standard">
      <style:paragraph-properties fo:margin-left="0.5in" fo:margin-right="0in" fo:margin-top="0in" fo:margin-bottom="0in" loext:contextual-spacing="false" fo:line-height="115%" fo:text-indent="0.5in" style:auto-text-indent="false"/>
    </style:style>
    <style:style style:name="P5" style:family="paragraph" style:parent-style-name="Standard">
      <style:paragraph-properties fo:margin-left="1.5in" fo:margin-right="0in" fo:margin-top="0in" fo:margin-bottom="0in" loext:contextual-spacing="false" fo:line-height="115%" fo:text-indent="0in" style:auto-text-indent="false"/>
    </style:style>
    <style:style style:name="P6" style:family="paragraph" style:parent-style-name="Standard">
      <style:paragraph-properties fo:margin-left="1.5in" fo:margin-right="0in" fo:margin-top="0in" fo:margin-bottom="0in" loext:contextual-spacing="false" fo:line-height="115%" fo:text-indent="0.5in" style:auto-text-indent="false"/>
    </style:style>
    <style:style style:name="P7" style:family="paragraph" style:parent-style-name="Standard">
      <style:paragraph-properties fo:margin-left="0.5in" fo:margin-right="0in" fo:margin-top="0in" fo:margin-bottom="0in" loext:contextual-spacing="false" fo:line-height="115%" fo:text-indent="0in" style:auto-text-indent="false"/>
    </style:style>
    <style:style style:name="T1" style:family="text">
      <style:text-properties fo:font-style="italic" fo:font-weight="bold" style:font-style-asian="italic" style:font-weight-asian="bold"/>
    </style:style>
    <style:style style:name="T2" style:family="text">
      <style:text-properties fo:font-style="italic" style:font-style-asian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DEMANDE DE PSEUDO:</text:span></text:p>
      <text:p text:style-name="P1"/>
      <text:p text:style-name="P1">&lt;message&gt;</text:p>
      <text:p text:style-name="P1"><text:tab/>&lt;pseudo&gt;</text:p>
      <text:p text:style-name="P1"><text:tab/><text:tab/>&lt;joueur&gt;SuperBilly&lt;/joueur&gt;</text:p>
      <text:p text:style-name="P1"><text:tab/>&lt;/pseudo&gt;</text:p>
      <text:p text:style-name="P1">&lt;/message&gt;</text:p>
      <text:p text:style-name="P1"/>
      <text:p text:style-name="P1"><text:span text:style-name="T1">AFFICHAGE DES PARAMÈTRES DE PARTIE:</text:span></text:p>
      <text:p text:style-name="P1"/>
      <text:p text:style-name="P1">&lt;message&gt;</text:p>
      <text:p text:style-name="P1"><text:tab/>&lt;parametresPartie&gt;</text:p>
      <text:p text:style-name="P1"><text:tab/><text:tab/>&lt;tailleCarte&gt; petite &lt;/tailleCarte&gt;</text:p>
      <text:p text:style-name="P1"><text:tab/><text:tab/>&lt;nombreJoueurs&gt; 2 &lt;/nombreJoueurs&gt;</text:p>
      <text:p text:style-name="P1"><text:tab/><text:tab/>&lt;typePartie&gt; Escarmouche &lt;/typePartie&gt;</text:p>
      <text:p text:style-name="P1"><text:tab/>&lt;/parametresPartie&gt;</text:p>
      <text:p text:style-name="P1">&lt;/message&gt;</text:p>
      <text:p text:style-name="P1"/>
      <text:p text:style-name="P1"><text:span text:style-name="T1">AFFICHAGE DE LA LISTE DES JOUEURS:</text:span></text:p>
      <text:p text:style-name="P1"/>
      <text:p text:style-name="P1"><text:soft-page-break/>&lt;message&gt;</text:p>
      <text:p text:style-name="P1"><text:tab/>&lt;listeJoueurs&gt;</text:p>
      <text:p text:style-name="P1"><text:tab/><text:tab/>&lt;joueur&gt;SuperBilly&lt;/joueur&gt;</text:p>
      <text:p text:style-name="P1"><text:tab/><text:tab/>&lt;joueur&gt;DarkBilly&lt;/joueur&gt;</text:p>
      <text:p text:style-name="P1"><text:tab/>&lt;/listeJoueurs&gt;</text:p>
      <text:p text:style-name="P1">&lt;/message&gt;</text:p>
      <text:p text:style-name="P1"/>
      <text:p text:style-name="P1"><text:span text:style-name="T1">AFFICHAGE DE LA CARTE:</text:span></text:p>
      <text:p text:style-name="P1"/>
      <text:p text:style-name="P1">&lt;message&gt;</text:p>
      <text:p text:style-name="P1"><text:tab/>&lt;carte&gt;</text:p>
      <text:p text:style-name="P1"><text:tab/><text:tab/>&lt;tilemap&gt; niveau &lt;tilemap&gt;</text:p>
      <text:p text:style-name="P3">&lt;/carte&gt;</text:p>
      <text:p text:style-name="P1">&lt;/message&gt;</text:p>
      <text:p text:style-name="P1"/>
      <text:p text:style-name="P1"><text:span text:style-name="T1">AFFICHAGE DES UNITÉS:</text:span></text:p>
      <text:p text:style-name="P1"/>
      <text:p text:style-name="P1">&lt;message&gt;</text:p>
      <text:p text:style-name="P1"><text:tab/>&lt;unites&gt;</text:p>
      <text:p text:style-name="P1"><text:tab/><text:tab/>&lt;unite&gt; Villageois &lt;/unite&gt;</text:p>
      <text:p text:style-name="P1"><text:tab/><text:tab/>&lt;unite&gt; Villageois &lt;/unite&gt;</text:p>
      <text:p text:style-name="P1"><text:soft-page-break/><text:tab/><text:tab/>&lt;unite&gt; Villageois &lt;/unite&gt;</text:p>
      <text:p text:style-name="P1"><text:tab/><text:tab/>&lt;unite&gt; Cavalerie légère &lt;/unite&gt;<text:tab/><text:tab/></text:p>
      <text:p text:style-name="P1"><text:tab/>&lt;/unites&gt;</text:p>
      <text:p text:style-name="P1">&lt;/message&gt;</text:p>
      <text:p text:style-name="P1"/>
      <text:p text:style-name="P1"><text:span text:style-name="T1">AFFICHAGE DES RESSOURCES:</text:span></text:p>
      <text:p text:style-name="P1"/>
      <text:p text:style-name="P1">&lt;message&gt;</text:p>
      <text:p text:style-name="P1"><text:tab/>&lt;ressources&gt;</text:p>
      <text:p text:style-name="P1"><text:tab/><text:tab/>&lt;or&gt; 450 &lt;/or&gt;</text:p>
      <text:p text:style-name="P1"><text:tab/><text:tab/>&lt;nourriture&gt; 450 &lt;/nourriture&gt;</text:p>
      <text:p text:style-name="P1"><text:tab/>&lt;/ressources&gt;</text:p>
      <text:p text:style-name="P1">&lt;/message&gt;</text:p>
      <text:p text:style-name="P1"/>
      <text:p text:style-name="P1"><text:span text:style-name="T1">DÉBUT DE TOUR :</text:span></text:p>
      <text:p text:style-name="P1"/>
      <text:p text:style-name="P1">&lt;message&gt;</text:p>
      <text:p text:style-name="P1"><text:tab/>&lt;debutTour&gt;</text:p>
      <text:p text:style-name="P1"><text:tab/><text:tab/>&lt;joueur&gt; SuperBilly &lt;/joueur&gt;</text:p>
      <text:p text:style-name="P1"><text:tab/>&lt;debutTour&gt;</text:p>
      <text:p text:style-name="P1">&lt;/message&gt;</text:p>
      <text:p text:style-name="P1"><text:soft-page-break/></text:p>
      <text:p text:style-name="P1"><text:span text:style-name="T1">MESSAGE DE DÉPLACEMENT D’UNITÉ :</text:span></text:p>
      <text:p text:style-name="P1"/>
      <text:p text:style-name="P1">&lt;message&gt;</text:p>
      <text:p text:style-name="P1"><text:tab/>&lt;deplacementUnite&gt;</text:p>
      <text:p text:style-name="P1"><text:tab/><text:tab/>&lt;joueur&gt; SuperBilly &lt;/joueur&gt;</text:p>
      <text:p text:style-name="P1"><text:tab/><text:tab/>&lt;unite&gt; Villageois &lt;/unite&gt;</text:p>
      <text:p text:style-name="P1"><text:tab/><text:tab/>&lt;anciennePosition&gt;</text:p>
      <text:p text:style-name="P1"><text:tab/><text:tab/><text:tab/>&lt;x&gt; 7 &lt;/x&gt;</text:p>
      <text:p text:style-name="P1"><text:tab/><text:tab/><text:tab/>&lt;y&gt; 10 &lt;/y&gt;</text:p>
      <text:p text:style-name="P1"><text:tab/><text:tab/>&lt;/anciennePosition&gt;</text:p>
      <text:p text:style-name="P1"><text:tab/><text:tab/>&lt;nouvellePosition&gt;</text:p>
      <text:p text:style-name="P1"><text:tab/><text:tab/><text:tab/>&lt;x&gt; 6 &lt;/x&gt;</text:p>
      <text:p text:style-name="P1"><text:tab/><text:tab/><text:tab/>&lt;y&gt; 10 &lt;/y&gt;</text:p>
      <text:p text:style-name="P1"><text:tab/><text:tab/>&lt;/nouvellePosition&gt;</text:p>
      <text:p text:style-name="P1"><text:tab/>&lt;/deplacementUnite&gt;</text:p>
      <text:p text:style-name="P1">&lt;/message&gt;</text:p>
      <text:p text:style-name="P1"/>
      <text:p text:style-name="P1"><text:span text:style-name="T1">MESSAGE D’ATTAQUE :</text:span></text:p>
      <text:p text:style-name="P1"/>
      <text:p text:style-name="P1">&lt;message&gt;</text:p>
      <text:p text:style-name="P1"><text:soft-page-break/><text:tab/>&lt;attaque&gt;</text:p>
      <text:p text:style-name="P1"><text:tab/><text:tab/>&lt;uniteAttaquante&gt;</text:p>
      <text:p text:style-name="P1"><text:tab/><text:tab/><text:tab/>&lt;unite&gt; Soldat &lt;/unite&gt;</text:p>
      <text:p text:style-name="P1"><text:tab/><text:tab/>&lt;/uniteAttaquante&gt;</text:p>
      <text:p text:style-name="P1"><text:tab/><text:tab/>&lt;caseAttaquee&gt;</text:p>
      <text:p text:style-name="P1"><text:tab/><text:tab/><text:tab/>&lt;position&gt;</text:p>
      <text:p text:style-name="P1"><text:tab/><text:tab/><text:tab/><text:tab/>&lt;x&gt; 6 &lt;/x&gt;</text:p>
      <text:p text:style-name="P1"><text:tab/><text:tab/><text:tab/><text:tab/>&lt;y&gt; 2 &lt;/y&gt;</text:p>
      <text:p text:style-name="P1"><text:tab/><text:tab/><text:tab/>&lt;/position&gt;</text:p>
      <text:p text:style-name="P1"><text:tab/><text:tab/>&lt;/caseAttaquee&gt;</text:p>
      <text:p text:style-name="P1"><text:tab/><text:tab/>&lt;dommages&gt; 40 &lt;/dommages&gt;</text:p>
      <text:p text:style-name="P1"><text:tab/>&lt;/attaque&gt;</text:p>
      <text:p text:style-name="P1">&lt;/message&gt;</text:p>
      <text:p text:style-name="P1"/>
      <text:p text:style-name="P1"><text:span text:style-name="T1">MESSAGE D’APPARITION D’UNE ENTITÉ :</text:span></text:p>
      <text:p text:style-name="P1"/>
      <text:p text:style-name="P1">&lt;message&gt;</text:p>
      <text:p text:style-name="P1"><text:tab/>&lt;creation&gt;</text:p>
      <text:p text:style-name="P4">&lt;entiteCreee&gt;</text:p>
      <text:p text:style-name="P5">&lt;entite&gt; Soldat &lt;/entite&gt;</text:p>
      <text:p text:style-name="P5">&lt;position&gt;</text:p>
      <text:p text:style-name="P6"><text:soft-page-break/>&lt;x&gt; 14 &lt;/x&gt;</text:p>
      <text:p text:style-name="P6">&lt;y&gt; 6 &lt;/y&gt;</text:p>
      <text:p text:style-name="P5">&lt;/position&gt;</text:p>
      <text:p text:style-name="P4">&lt;/entiteCreee&gt;</text:p>
      <text:p text:style-name="P7">&lt;/creation&gt;</text:p>
      <text:p text:style-name="P1">&lt;/message&gt;</text:p>
      <text:p text:style-name="P1"/>
      <text:p text:style-name="P1"><text:span text:style-name="T2">Autre exemple :</text:span></text:p>
      <text:p text:style-name="P1"/>
      <text:p text:style-name="P1">&lt;message&gt;</text:p>
      <text:p text:style-name="P1"><text:tab/>&lt;creation&gt;</text:p>
      <text:p text:style-name="P4">&lt;entiteCreee&gt;</text:p>
      <text:p text:style-name="P5">&lt;entite&gt; Caserne &lt;/entite&gt;</text:p>
      <text:p text:style-name="P5">&lt;position&gt;</text:p>
      <text:p text:style-name="P6">&lt;x&gt; 14 &lt;/x&gt;</text:p>
      <text:p text:style-name="P6">&lt;y&gt; 6 &lt;/y&gt;</text:p>
      <text:p text:style-name="P5">&lt;/position&gt;</text:p>
      <text:p text:style-name="P4">&lt;/entiteCreee&gt;</text:p>
      <text:p text:style-name="P7">&lt;/creation&gt;</text:p>
      <text:p text:style-name="P1">&lt;/message&gt;</text:p>
      <text:p text:style-name="P1"/>
      <text:p text:style-name="P1"><text:soft-page-break/><text:span text:style-name="T1">MESSAGE DE DESTRUCTION D’ENTITÉ :</text:span></text:p>
      <text:p text:style-name="P1"/>
      <text:p text:style-name="P1">&lt;message&gt;</text:p>
      <text:p text:style-name="P1"><text:tab/>&lt;destruction&gt;</text:p>
      <text:p text:style-name="P4">&lt;entiteDetruite&gt;</text:p>
      <text:p text:style-name="P5">&lt;entite&gt; Caserne &lt;/entite&gt;</text:p>
      <text:p text:style-name="P5">&lt;position&gt;</text:p>
      <text:p text:style-name="P6">&lt;x&gt; 14 &lt;/x&gt;</text:p>
      <text:p text:style-name="P6">&lt;y&gt; 6 &lt;/y&gt;</text:p>
      <text:p text:style-name="P5">&lt;/position&gt;</text:p>
      <text:p text:style-name="P4">&lt;/entiteDetruite&gt;</text:p>
      <text:p text:style-name="P7">&lt;/destruction&gt;</text:p>
      <text:p text:style-name="P1">&lt;/message&gt;</text:p>
      <text:p text:style-name="P1"/>
      <text:p text:style-name="P1"><text:span text:style-name="T1">MESSAGE DE VICTOIRE :</text:span></text:p>
      <text:p text:style-name="P1"/>
      <text:p text:style-name="P1">&lt;message&gt;</text:p>
      <text:p text:style-name="P1"><text:tab/>&lt;victoire&gt;</text:p>
      <text:p text:style-name="P1"><text:tab/><text:tab/>&lt;joueur&gt; SuperBilly &lt;/joueur&gt;</text:p>
      <text:p text:style-name="P1"><text:tab/>&lt;/victoire&gt;</text:p>
      <text:p text:style-name="P1">&lt;/message&gt;</text:p>
      <text:p text:style-name="P1"><text:soft-page-break/></text:p>
      <text:p text:style-name="P1"><text:span text:style-name="T1">MESSAGE D’ENVOI DE RÉSULTATS :</text:span></text:p>
      <text:p text:style-name="P1"/>
      <text:p text:style-name="P1">&lt;message&gt;</text:p>
      <text:p text:style-name="P1"><text:tab/>&lt;resultats&gt;</text:p>
      <text:p text:style-name="P1"><text:tab/><text:tab/>&lt;joueur&gt;SuperBilly&lt;/joueur&gt;</text:p>
      <text:p text:style-name="P1"><text:tab/><text:tab/>&lt;score&gt; 160 &lt;/score&gt;</text:p>
      <text:p text:style-name="P1"><text:tab/>&lt;/resultats&gt;</text:p>
      <text:p text:style-name="P1"><text:tab/>&lt;resultats&gt;</text:p>
      <text:p text:style-name="P1"><text:tab/><text:tab/>&lt;joueur&gt;DarkBilly&lt;/joueur&gt;</text:p>
      <text:p text:style-name="P1"><text:tab/><text:tab/>&lt;score&gt; 120 &lt;/score&gt;</text:p>
      <text:p text:style-name="P1"><text:tab/>&lt;/resultats&gt;</text:p>
      <text:p text:style-name="P1">&lt;/message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fr" fo:country="FR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fr" fo:country="FR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8" meta:paragraph-count="132" meta:word-count="243" meta:character-count="2229" meta:non-whitespace-character-count="2001"/>
    <meta:generator>LibreOfficeDev/5.1.0.3$Linux_X86_64 LibreOffice_project/</meta:generator>
  </office:meta>
</office:document-meta>
</file>